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style:writing-mode="page"/>
      <style:text-properties fo:color="#ffffff" officeooo:rsid="002ad75d" officeooo:paragraph-rsid="002f9f97" fo:background-color="#000000"/>
    </style:style>
    <style:style style:name="P2" style:family="paragraph" style:parent-style-name="Standard">
      <style:paragraph-properties fo:margin-top="0in" fo:margin-bottom="0in" loext:contextual-spacing="false" style:line-height-at-least="0.198in" style:writing-mode="page"/>
      <style:text-properties fo:color="#ffffff" officeooo:paragraph-rsid="002f9f97" fo:background-color="#000000"/>
    </style:style>
    <style:style style:name="P3" style:family="paragraph" style:parent-style-name="Standard">
      <style:paragraph-properties fo:margin-top="0in" fo:margin-bottom="0in" loext:contextual-spacing="false" style:line-height-at-least="0.198in" style:writing-mode="page"/>
      <style:text-properties fo:color="#ffffff" style:font-name="Consolas" fo:font-size="10.5pt" fo:font-weight="normal" officeooo:paragraph-rsid="002f9f97" fo:background-color="#000000"/>
    </style:style>
    <style:style style:name="P4" style:family="paragraph" style:parent-style-name="Text_20_body">
      <style:text-properties officeooo:rsid="001b35fb" officeooo:paragraph-rsid="001bb537"/>
    </style:style>
    <style:style style:name="P5" style:family="paragraph" style:parent-style-name="Text_20_body">
      <style:text-properties officeooo:rsid="001bb537" officeooo:paragraph-rsid="001bb537"/>
    </style:style>
    <style:style style:name="P6" style:family="paragraph" style:parent-style-name="Text_20_body" style:list-style-name="L1">
      <style:text-properties officeooo:rsid="001bb537" officeooo:paragraph-rsid="001bb537"/>
    </style:style>
    <style:style style:name="P7" style:family="paragraph" style:parent-style-name="Text_20_body" style:list-style-name="L1">
      <style:text-properties officeooo:rsid="001ce75d" officeooo:paragraph-rsid="001ce75d"/>
    </style:style>
    <style:style style:name="P8" style:family="paragraph" style:parent-style-name="Text_20_body" style:list-style-name="L1">
      <style:text-properties officeooo:rsid="001e0741" officeooo:paragraph-rsid="001e0741"/>
    </style:style>
    <style:style style:name="P9" style:family="paragraph" style:parent-style-name="Text_20_body" style:list-style-name="L1">
      <style:text-properties officeooo:rsid="0020ab46" officeooo:paragraph-rsid="0020ab46"/>
    </style:style>
    <style:style style:name="P10" style:family="paragraph" style:parent-style-name="Text_20_body">
      <style:text-properties officeooo:rsid="0029ae73" officeooo:paragraph-rsid="0029ae73"/>
    </style:style>
    <style:style style:name="P11" style:family="paragraph" style:parent-style-name="Text_20_body">
      <style:text-properties officeooo:rsid="002ad75d" officeooo:paragraph-rsid="002f9f97"/>
    </style:style>
    <style:style style:name="P12" style:family="paragraph" style:parent-style-name="Text_20_body">
      <style:text-properties officeooo:rsid="002f69df" officeooo:paragraph-rsid="002f9f97"/>
    </style:style>
    <style:style style:name="P13" style:family="paragraph" style:parent-style-name="Text_20_body">
      <style:text-properties officeooo:paragraph-rsid="002f9f97"/>
    </style:style>
    <style:style style:name="P14" style:family="paragraph" style:parent-style-name="Text_20_body" style:list-style-name="L3">
      <style:text-properties officeooo:rsid="002f9f97" officeooo:paragraph-rsid="002f9f97"/>
    </style:style>
    <style:style style:name="P15" style:family="paragraph" style:parent-style-name="Text_20_body">
      <style:text-properties officeooo:rsid="0031240a" officeooo:paragraph-rsid="0031240a"/>
    </style:style>
    <style:style style:name="P16" style:family="paragraph" style:parent-style-name="Text_20_body">
      <style:paragraph-properties fo:margin-top="0in" fo:margin-bottom="0in" loext:contextual-spacing="false" style:writing-mode="page"/>
      <style:text-properties officeooo:paragraph-rsid="002f9f97"/>
    </style:style>
    <style:style style:name="P17" style:family="paragraph" style:parent-style-name="Heading_20_1">
      <style:text-properties officeooo:rsid="00176a5e" officeooo:paragraph-rsid="00176a5e"/>
    </style:style>
    <style:style style:name="P18" style:family="paragraph" style:parent-style-name="Heading_20_1">
      <style:text-properties officeooo:rsid="00298c0b" officeooo:paragraph-rsid="00298c0b"/>
    </style:style>
    <style:style style:name="P19" style:family="paragraph" style:parent-style-name="Title">
      <style:text-properties officeooo:paragraph-rsid="00176a5e"/>
    </style:style>
    <style:style style:name="P20" style:family="paragraph" style:parent-style-name="Code">
      <style:paragraph-properties fo:margin-top="0in" fo:margin-bottom="0in" loext:contextual-spacing="false" style:writing-mode="page"/>
      <style:text-properties officeooo:paragraph-rsid="002f9f97"/>
    </style:style>
    <style:style style:name="T1" style:family="text">
      <style:text-properties officeooo:rsid="001bb537"/>
    </style:style>
    <style:style style:name="T2" style:family="text">
      <style:text-properties officeooo:rsid="001e0741"/>
    </style:style>
    <style:style style:name="T3" style:family="text">
      <style:text-properties officeooo:rsid="001eb6b7"/>
    </style:style>
    <style:style style:name="T4" style:family="text">
      <style:text-properties fo:font-weight="bold" style:font-weight-asian="bold" style:font-weight-complex="bold"/>
    </style:style>
    <style:style style:name="T5" style:family="text">
      <style:text-properties fo:font-weight="bold" officeooo:rsid="0024e6e0" style:font-weight-asian="bold" style:font-weight-complex="bold"/>
    </style:style>
    <style:style style:name="T6" style:family="text">
      <style:text-properties officeooo:rsid="00220a8c"/>
    </style:style>
    <style:style style:name="T7" style:family="text">
      <style:text-properties officeooo:rsid="0024a932"/>
    </style:style>
    <style:style style:name="T8" style:family="text">
      <style:text-properties officeooo:rsid="0024e6e0"/>
    </style:style>
    <style:style style:name="T9" style:family="text">
      <style:text-properties officeooo:rsid="002687ac"/>
    </style:style>
    <style:style style:name="T10" style:family="text">
      <style:text-properties officeooo:rsid="002825bb"/>
    </style:style>
    <style:style style:name="T11" style:family="text">
      <style:text-properties officeooo:rsid="002ad75d"/>
    </style:style>
    <style:style style:name="T12" style:family="text">
      <style:text-properties officeooo:rsid="002bb827"/>
    </style:style>
    <style:style style:name="T13" style:family="text">
      <style:text-properties style:font-name="Consolas" fo:font-size="10.5pt" fo:font-weight="normal"/>
    </style:style>
    <style:style style:name="T14" style:family="text">
      <style:text-properties fo:color="#ffffff" fo:background-color="#000000" loext:char-shading-value="0"/>
    </style:style>
    <style:style style:name="T15" style:family="text">
      <style:text-properties fo:color="#ffffff" style:font-name="Consolas" fo:font-size="10.5pt" fo:font-weight="normal" fo:background-color="#000000" loext:char-shading-value="0"/>
    </style:style>
    <style:style style:name="T16" style:family="text">
      <style:text-properties fo:color="#ffffff" style:font-name="Consolas" fo:font-size="10.5pt" fo:font-weight="normal" officeooo:rsid="002bb827" fo:background-color="#000000" loext:char-shading-value="0"/>
    </style:style>
    <style:style style:name="T17" style:family="text">
      <style:text-properties fo:color="#c586c0" style:font-name="Consolas" fo:font-size="10.5pt" fo:font-weight="normal"/>
    </style:style>
    <style:style style:name="T18" style:family="text">
      <style:text-properties fo:color="#ce9178" style:font-name="Consolas" fo:font-size="10.5pt" fo:font-weight="normal"/>
    </style:style>
    <style:style style:name="T19" style:family="text">
      <style:text-properties fo:color="#ce9178" style:font-name="Consolas" fo:font-size="10.5pt" fo:font-weight="normal" fo:background-color="#000000" loext:char-shading-value="0"/>
    </style:style>
    <style:style style:name="T20" style:family="text">
      <style:text-properties fo:color="#569cd6" style:font-name="Consolas" fo:font-size="10.5pt" fo:font-weight="normal"/>
    </style:style>
    <style:style style:name="T21" style:family="text">
      <style:text-properties fo:color="#569cd6" style:font-name="Consolas" fo:font-size="10.5pt" fo:font-weight="normal" fo:background-color="#000000" loext:char-shading-value="0"/>
    </style:style>
    <style:style style:name="T22" style:family="text">
      <style:text-properties fo:color="#9cdcfe" style:font-name="Consolas" fo:font-size="10.5pt" fo:font-weight="normal"/>
    </style:style>
    <style:style style:name="T23" style:family="text">
      <style:text-properties fo:color="#9cdcfe" style:font-name="Consolas" fo:font-size="10.5pt" fo:font-weight="normal" fo:background-color="#000000" loext:char-shading-value="0"/>
    </style:style>
    <style:style style:name="T24" style:family="text">
      <style:text-properties fo:color="#d4d4d4" style:font-name="Consolas" fo:font-size="10.5pt" fo:font-weight="normal"/>
    </style:style>
    <style:style style:name="T25" style:family="text">
      <style:text-properties fo:color="#b5cea8" style:font-name="Consolas" fo:font-size="10.5pt" fo:font-weight="normal"/>
    </style:style>
    <style:style style:name="T26" style:family="text">
      <style:text-properties fo:color="#dcdcaa" style:font-name="Consolas" fo:font-size="10.5pt" fo:font-weight="normal"/>
    </style:style>
    <style:style style:name="T27" style:family="text">
      <style:text-properties fo:color="#dcdcaa" style:font-name="Consolas" fo:font-size="10.5pt" fo:font-weight="normal" fo:background-color="#000000" loext:char-shading-value="0"/>
    </style:style>
    <style:style style:name="T28" style:family="text">
      <style:text-properties fo:color="#4ec9b0" style:font-name="Consolas" fo:font-size="10.5pt" fo:font-weight="normal"/>
    </style:style>
    <style:style style:name="T29" style:family="text">
      <style:text-properties fo:color="#4ec9b0" style:font-name="Consolas" fo:font-size="10.5pt" fo:font-weight="normal" fo:background-color="#000000" loext:char-shading-value="0"/>
    </style:style>
    <style:style style:name="T30" style:family="text">
      <style:text-properties officeooo:rsid="002f9f97"/>
    </style:style>
    <style:style style:name="T31" style:family="text">
      <style:text-properties officeooo:rsid="003124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9">Orca: Architecture</text:span></text:p>
      <text:h text:style-name="P17" text:outline-level="1">Introduction</text:h>
      <text:p text:style-name="P4">The problem of creating an architecture that can be used to both develop and deploy adaptive control modules is a difficult one. An important assumption here is that the actual module itself should be invariant from early development through operational deployment. To achieve this end three functional modalities must be <text:span text:style-name="T1">maintained</text:span>: The purpose is to provide for three levels of functionality: 1) real-time adaptive control, 2) accelerated real-time testing, and 3) simulation over fixed time intervals for system component optimization. <text:span text:style-name="T1">This is accomplished by establishing a stable interface so that from a functional module’s perspective, the situational context is not important. This interface is described in the section describing the xVR.Orca.Agent module that provides this interface for the distributed, real-time architecture which is the ultimate goal. During simulation and development other modules, such as xVR.Orca.Simulate holds up the same API, even though the actual environment might be either stepped or accelerated (or possibly even decelerated).</text:span></text:p>
      <text:p text:style-name="P5">There are several new concepts used in the Orca architecture that differ in some respects from the way things have been thought of in the past. These include:</text:p>
      <text:list xml:id="list522691863" text:style-name="L1">
        <text:list-item>
          <text:p text:style-name="P6"><text:span text:style-name="T4">Services</text:span>. Services are functions that can be used by multiple modules in a single system. This is not a totally new concept, as we already use services like ‘send’, ‘genModule’, and ‘save’ for system level services provided by the xGraph system controller. What is provided here that is different that it provides for user defined services that can are functions in one module that can be called directly by modules in another. This allows for both an increase in performance as well as simplification of the code. Obviously services cannot be shared between two different systems.</text:p>
        </text:list-item>
        <text:list-item>
          <text:p text:style-name="P7"><text:span text:style-name="T4">Orc</text:span><text:span text:style-name="T5">a</text:span>. <text:span text:style-name="T8">Orca is an orchestrator specific daemon managing xGraph systems in a distributed computational environment. </text:span>The concept behind an orchestrator is that it makes a large number of collaborative systems interoperate as though they were all running on a single computer. In the xVR validation repository the systems are actually spawned locally, so the xVR.Orca.Daemon is a surrogate for a much more sophisticated daemon that runs on perhaps a very large number of computers. <text:span text:style-name="T2">From the Dev/Ops perspective, the purpose of the orchestrator satisfies several core requirements including 1) Configuration, 2) Provisioning, 3) Discovery, and 4) Reliability. Several current orchestrators <text:s/>are Docker Swarm, Google’s Kubernetes, and Apache Mesos.</text:span></text:p>
        </text:list-item>
        <text:list-item>
          <text:p text:style-name="P8"><text:span text:style-name="T4">Pod</text:span>. For the xGraph orchestrator, a ‘Pod’ is a collection of computers capable of collaborating in a single instantiation of a multi<text:span text:style-name="T7">-</text:span>computer application. In many cases this might take the form of a simulation, but it could also be many other things such as a big data mining application <text:span text:style-name="T3">(such as might be found in bioinformatics)</text:span> or a highly dynamic <text:span text:style-name="T3">complex of distributed analytics (e.g. the xQuake seismic network processing system). The ‘Pod’ or cluster may be comprised of </text:span><text:soft-page-break/><text:span text:style-name="T3">a set number of computers when an application is initiated, or in more elastically dynamic applications, the computers are added or removed as the needs of the application changes with time. In the both of these cases the initiation process includes two steps 1) spinning up a resource which then joins the ‘Pod’, and 2) collaboratively interacting with Orca daemons to achieve load balancing for optimal system performance.</text:span></text:p>
        </text:list-item>
        <text:list-item>
          <text:p text:style-name="P9"><text:span text:style-name="T4">Agents</text:span>. Agents are the actual modules (or collection of modules) that can be added to a domain specific template to achieve the desired functionality while providing a layer of ‘boiler plate’ modules that satisfy specific needs for a particular domain. Agents only communicate with each other using services provided by the ‘Agent Interlace’. That is not to say that they cannot communicate with other systems or servers, but the communication and interoperability between agents within a single orchestration (whale song) is constrained to the agent interface to ensure operational compatibility.</text:p>
        </text:list-item>
        <text:list-item>
          <text:p text:style-name="P9"><text:span text:style-name="T4">Domain</text:span>. <text:span text:style-name="T6">A domain is a broad area of applicability (also marketability) for a particular purpose. As exemplars, our current domains include xQuake, xGrid, xLedger, xCraft, and xPower. Each of these have their own requirements with respect to such things as services that need to be provided. For example, xQuake has a number of services such as travel-time calculations, associators, and locators that are common to many modules in that domain, but totally irrelevant to modules from other domains. The approach to domain specificity is provided by agent template which are stored as a hierarchy with the most general modules at the top and the most specific at the bottom (leaves). </text:span></text:p>
        </text:list-item>
        <text:list-item>
          <text:p text:style-name="P9"><text:span text:style-name="T4">Agent Templates</text:span>. <text:span text:style-name="T8">Agent templates are a hierarchical structure of config.json, browser.json, and support files. In the xVR repository, this is represented by a hierarchy of folders in the ‘Agents’ directory. In general, this hierarchical structure should be referred to as an agency. Agents are deployed through the agent interface to the Orca daemon and referenced by dot concatenation of the names of the folders. The files in the apex are those that are common to all agents in all domains. These are contextual and interface directly to the Agent API. The leaf folders contain the most specific files (e.g. config.json) and generally only related to one or just a few modules supporting the functionality of that agent. For example, in modeling a diesel genset, only one module describing that specific module would need to be referenced.</text:span></text:p>
        </text:list-item>
        <text:list-item>
          <text:p text:style-name="P9"><text:span text:style-name="T4">Agent Server.</text:span> <text:span text:style-name="T8">The agent server is not directly accessible to an application level developer. It is used to provide access to the system generation files (config.json, browser.json, and support files) across a large distributed system. It is used by for that purpose by any of the orchestrator systems the are capable of provisioning and deploying agents. Agents are modeled as a concatenation of folder names, such as the agent named ‘xQuake.Assoc.Grid’ is referenced in a series of folders the xQuake Agents folder labeled xQuake, Assoc, Grid. The ‘Sources’, ‘Modules’, and ‘Deferred’ elements are merged during the conflation process with duplicated elements are replaced.</text:span></text:p>
        </text:list-item>
        <text:list-item>
          <text:p text:style-name="P9"><text:span text:style-name="T4">Agent Interface</text:span>. <text:span text:style-name="T10">As mentioned previously, and to repeat here, the Agent Interface or API is the sole way that agents can communicate either with the Orca orchestrator or with each other. The </text:span><text:soft-page-break/><text:span text:style-name="T10">Agent API defines the relationship between the agent developer and the rest of the world with respect to system interoperability. The Agent API is described in detail below in the section entitled ‘Orca Agent Interface’.</text:span></text:p>
        </text:list-item>
        <text:list-item>
          <text:p text:style-name="P9"><text:span text:style-name="T4">Agent Validation</text:span>. <text:span text:style-name="T10">The xVR repository is provided as a validation engine for the development of Agent systems. In fact, xVR stands for Validation Repository. This repository provides a complete reference architecture for running multiple system collaboration on a single computer. Before an agent is deployed, it should be tested against this environment. As time goes on, it is understood that the interfact requirements might change, and when this happens, it is absolutely necessary to provide similar changes to xVR and to conduct regression testing to ensure backward compatibility.</text:span></text:p>
        </text:list-item>
      </text:list>
      <text:h text:style-name="P18" text:outline-level="1">Orca Agent Interface</text:h>
      <text:p text:style-name="P10">The Agent Interface is comprised of services on both sides. The actual interface is established during the ‘Start’ phase of the agent by first requesting the services exposed by the Agent, and then using the provided ‘Subscribe’ service from the ‘Age<text:span text:style-name="T11">n</text:span>t’ to expose <text:span text:style-name="T11">services provided to the ‘Agent’ by the agent. Agent with a capital ‘A’ refers to the actual Agent module, and the lower case ‘agent’ refers to the agent itself. One can think of Agent as an Orca surrogate, but the user has no direct communication with Orca itself with one exception which is when an agent sends a message directly to the address ‘Orca’ such as when a module deploys a new agent to be instantiated somewhere on the Pod. The following services comprise the services exposed by Agent:</text:span></text:p>
      <text:list xml:id="list2267612364" text:style-name="L3">
        <text:list-item>
          <text:p text:style-name="P14">Subscribe: Subscribe to messages sent from other agents.</text:p>
        </text:list-item>
        <text:list-item>
          <text:p text:style-name="P14">Dispatch: Send JSON messages to other agents.</text:p>
        </text:list-item>
        <text:list-item>
          <text:p text:style-name="P14">GetArg: Get arguments by name from initiating ‘Deploy’ request.</text:p>
        </text:list-item>
        <text:list-item>
          <text:p text:style-name="P14">GetParam: Get parameters by name from initiating ‘Deploy’ <text:s/>request.</text:p>
        </text:list-item>
      </text:list>
      <text:p text:style-name="Text_20_body">There may be other services defined in the future, but for now these seem to be quite enough. <text:span text:style-name="T31">While ‘GetArg’ and ‘GetParam’ might seem to be very similar, ‘GetArg’ is used to retrieve arguments from the processes argument list which can also be used as {$arg} replacements in the initiating config.json for that agent while the ‘GetParam’ service parameters cannot be used for such, but are generally more complex like lists of sources for things or embedded JSON objects as explained in the next section. The ‘GetArg’ and ‘GetParam’ services return either an argument a parameter or null. The ‘Subscribe’ and ‘Dispatch’ services return null.</text:span></text:p>
      <text:p text:style-name="P15">The agent has a much simpler interface that it exposes to the Agent using the Agent ‘Subscribe’ services. These simply the message coming from other agents, although some such as ‘Engage’ are generated by the Agent itself, and there will likely be others in the future. It should be noted that the message approach being used for inter-agent communications is different from the one using the xGraph ‘send’ service in that there is not callback, that is, message dispatching is only outgoing.</text:p>
      <text:h text:style-name="Heading_20_1" text:outline-level="1"><text:soft-page-break/>Agent Development Experience</text:h>
      <text:p text:style-name="P11">Services exposed by the ‘Agent’ include Subscribe, Dispatch, GetArg, and GetParam. The Subscribe service is then used, generally later in the agent Start function to tell the ‘Agent’ how to communicate with the agent. It seems like best practice to save a reference to the ‘Agent’ services in a module level global so that any function has access to them, for example including ‘let Svc = {};’ right after the embracing function call that exposes the ‘dispatch’ table to xGraph. <text:span text:style-name="T12">The <text:s/>code for aquiring the ‘Agent’ service function is something like:</text:span></text:p>
      <text:p text:style-name="P1">        <text:span text:style-name="T17">if</text:span><text:span text:style-name="T13"> (</text:span><text:span text:style-name="T18">'Services'</text:span><text:span text:style-name="T13"> </text:span><text:span text:style-name="T20">in</text:span><text:span text:style-name="T13"> </text:span><text:span text:style-name="T22">Par</text:span><text:span text:style-name="T13">) {</text:span></text:p>
      <text:p text:style-name="P2">            <text:span text:style-name="T17">for</text:span><text:span text:style-name="T13"> (</text:span><text:span text:style-name="T20">let</text:span><text:span text:style-name="T13"> </text:span><text:span text:style-name="T22">is</text:span><text:span text:style-name="T13"> </text:span><text:span text:style-name="T24">=</text:span><text:span text:style-name="T13"> </text:span><text:span text:style-name="T25">0</text:span><text:span text:style-name="T13">; </text:span><text:span text:style-name="T22">is</text:span><text:span text:style-name="T13"> </text:span><text:span text:style-name="T24">&lt;</text:span><text:span text:style-name="T13"> </text:span><text:span text:style-name="T22">Par</text:span><text:span text:style-name="T13">.</text:span><text:span text:style-name="T22">Services</text:span><text:span text:style-name="T13">.</text:span><text:span text:style-name="T22">length</text:span><text:span text:style-name="T13">; </text:span><text:span text:style-name="T22">is</text:span><text:span text:style-name="T24">++</text:span><text:span text:style-name="T13">) {</text:span></text:p>
      <text:p text:style-name="P2">                <text:span text:style-name="T20">let</text:span><text:span text:style-name="T13"> </text:span><text:span text:style-name="T22">pid</text:span><text:span text:style-name="T13"> </text:span><text:span text:style-name="T24">=</text:span><text:span text:style-name="T13"> </text:span><text:span text:style-name="T22">Par</text:span><text:span text:style-name="T13">.</text:span><text:span text:style-name="T22">Services</text:span><text:span text:style-name="T13">[</text:span><text:span text:style-name="T22">is</text:span><text:span text:style-name="T13">];</text:span></text:p>
      <text:p text:style-name="P2">                <text:span text:style-name="T17">await</text:span><text:span text:style-name="T13"> </text:span><text:span text:style-name="T26">service</text:span><text:span text:style-name="T13">(</text:span><text:span text:style-name="T22">pid</text:span><text:span text:style-name="T13">);</text:span></text:p>
      <text:p text:style-name="P2">            <text:span text:style-name="T13">}</text:span></text:p>
      <text:p text:style-name="P2">        <text:span text:style-name="T13">}</text:span></text:p>
      <text:p text:style-name="P16"><text:span text:style-name="T11"><text:tab/><text:tab/>…</text:span></text:p>
      <text:p text:style-name="P16"/>
      <text:p text:style-name="P16"><text:span text:style-name="T14">        </text:span><text:span text:style-name="T21">async</text:span><text:span text:style-name="T15"> </text:span><text:span text:style-name="T21">function</text:span><text:span text:style-name="T15"> </text:span><text:span text:style-name="T27">service</text:span><text:span text:style-name="T15">(</text:span><text:span text:style-name="T23">pid</text:span><text:span text:style-name="T15">) </text:span><text:span text:style-name="T16">{</text:span></text:p>
      <text:p text:style-name="P20"><text:span text:style-name="T14">            </text:span><text:span text:style-name="T29">console</text:span><text:span text:style-name="T15">.</text:span><text:span text:style-name="T27">log</text:span><text:span text:style-name="T15">(</text:span><text:span text:style-name="T19">'service'</text:span><text:span text:style-name="T15">);</text:span></text:p>
      <text:p text:style-name="P2">            <text:span text:style-name="T17">return</text:span><text:span text:style-name="T13"> </text:span><text:span text:style-name="T20">new</text:span><text:span text:style-name="T13"> </text:span><text:span text:style-name="T28">Promise</text:span><text:span text:style-name="T13">((</text:span><text:span text:style-name="T22">resolve</text:span><text:span text:style-name="T13">, </text:span><text:span text:style-name="T22">reject</text:span><text:span text:style-name="T13">) </text:span><text:span text:style-name="T20">=&gt;</text:span><text:span text:style-name="T13"> {</text:span></text:p>
      <text:p text:style-name="P2">                <text:span text:style-name="T20">let</text:span><text:span text:style-name="T13"> </text:span><text:span text:style-name="T22">q</text:span><text:span text:style-name="T13"> </text:span><text:span text:style-name="T24">=</text:span><text:span text:style-name="T13"> {};</text:span></text:p>
      <text:p text:style-name="P2">                <text:span text:style-name="T22">q</text:span><text:span text:style-name="T13">.</text:span><text:span text:style-name="T22">Cmd</text:span><text:span text:style-name="T13"> </text:span><text:span text:style-name="T24">=</text:span><text:span text:style-name="T13"> </text:span><text:span text:style-name="T18">'GetServices'</text:span><text:span text:style-name="T13">;</text:span></text:p>
      <text:p text:style-name="P2">                <text:span text:style-name="T22">that</text:span><text:span text:style-name="T13">.</text:span><text:span text:style-name="T26">send</text:span><text:span text:style-name="T13">(</text:span><text:span text:style-name="T22">q</text:span><text:span text:style-name="T13">, </text:span><text:span text:style-name="T22">pid</text:span><text:span text:style-name="T13">, </text:span><text:span text:style-name="T20">async</text:span><text:span text:style-name="T13"> </text:span><text:span text:style-name="T20">function</text:span><text:span text:style-name="T13"> (</text:span><text:span text:style-name="T22">err</text:span><text:span text:style-name="T13">, </text:span><text:span text:style-name="T22">r</text:span><text:span text:style-name="T13">) {</text:span></text:p>
      <text:p text:style-name="P2">                    <text:span text:style-name="T28">console</text:span><text:span text:style-name="T13">.</text:span><text:span text:style-name="T26">log</text:span><text:span text:style-name="T13">(</text:span><text:span text:style-name="T18">'r'</text:span><text:span text:style-name="T13">, </text:span><text:span text:style-name="T28">JSON</text:span><text:span text:style-name="T13">.</text:span><text:span text:style-name="T26">stringify</text:span><text:span text:style-name="T13">(</text:span><text:span text:style-name="T22">r</text:span><text:span text:style-name="T13">));</text:span></text:p>
      <text:p text:style-name="P2">                    <text:span text:style-name="T17">if</text:span><text:span text:style-name="T13"> (</text:span><text:span text:style-name="T18">'Services'</text:span><text:span text:style-name="T13"> </text:span><text:span text:style-name="T20">in</text:span><text:span text:style-name="T13"> </text:span><text:span text:style-name="T22">r</text:span><text:span text:style-name="T13">) {</text:span></text:p>
      <text:p text:style-name="P2">                        <text:span text:style-name="T17">for</text:span><text:span text:style-name="T13">(</text:span><text:span text:style-name="T22">key</text:span><text:span text:style-name="T13"> </text:span><text:span text:style-name="T20">in</text:span><text:span text:style-name="T13"> </text:span><text:span text:style-name="T22">r</text:span><text:span text:style-name="T13">.</text:span><text:span text:style-name="T22">Services</text:span><text:span text:style-name="T13">) {</text:span></text:p>
      <text:p text:style-name="P2">                            <text:span text:style-name="T22">Svc</text:span><text:span text:style-name="T13">[</text:span><text:span text:style-name="T22">key</text:span><text:span text:style-name="T13">] </text:span><text:span text:style-name="T24">=</text:span><text:span text:style-name="T13"> </text:span><text:span text:style-name="T22">r</text:span><text:span text:style-name="T13">.</text:span><text:span text:style-name="T22">Services</text:span><text:span text:style-name="T13">[</text:span><text:span text:style-name="T22">key</text:span><text:span text:style-name="T13">];</text:span></text:p>
      <text:p text:style-name="P2">                        <text:span text:style-name="T13">}</text:span></text:p>
      <text:p text:style-name="P2">                    <text:span text:style-name="T13">}</text:span></text:p>
      <text:p text:style-name="P2">                    <text:span text:style-name="T26">resolve</text:span><text:span text:style-name="T13">();</text:span></text:p>
      <text:p text:style-name="P2">                <text:span text:style-name="T13">});</text:span></text:p>
      <text:p text:style-name="P2">            <text:span text:style-name="T13">});</text:span></text:p>
      <text:p text:style-name="P2">        <text:span text:style-name="T13">}</text:span></text:p>
      <text:p text:style-name="P3"/>
      <text:p text:style-name="P13">The four agent services have the following signatures:</text:p>
      <text:p text:style-name="P12">Subscribe(cmd, this, fun). The ‘cmd’ argument is the command that is sent from other agents, ‘this’ is the context (e.g. this, that) in which the function is to be called, and ‘fun’ is the function that is called when the command is received.</text:p>
      <text:p text:style-name="P12">Dispatch(cmd, [destination]). This service is used to send a message to another agent somewhere in the entire orchestration regardless of what cluster computer it might be running on. These are the messages received by Subscibe. There is one exception to this rule which is the command ‘Engage’ which is sent to the agent as soon as the ‘Agent’ has established contact with Orca. Generally the agent does not know the destination of the message that it sends, they are sent to all of the agents to which it is linked. In some cases there may be none such, in which case, no messages are sent. The ‘cmd’ argument is a <text:soft-page-break/>JSON object. The ‘destination’ argument is optional and if present specifies a specific named agent to receive the message. This agent does not need to be one that is directly linked to the sending agent, and can even be the agent itself, although this seems a little weird. <text:span text:style-name="T30">This service also provides for sending message directly to Orca such as when an agent desires to deploy another agent (explained in next section). While these messages are eventually processed by Orca, they should be thought of as being processed in the ‘Agent’ interface.</text:span></text:p>
      <text:h text:style-name="Heading_20_1" text:outline-level="1">EVE: Existential Visualization Environment</text:h>
      <text:h text:style-name="Heading_20_1" text:outline-level="1">Model Server</text:h>
      <text:h text:style-name="Heading_20_1" text:outline-level="1">Exemplar Systems of Systems</text:h>
      <text:h text:style-name="Heading_20_2" text:outline-level="2">Marcopolo</text:h>
      <text:h text:style-name="Heading_20_2" text:outline-level="2">Scene</text:h>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writing-mode="page"/>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writing-mode="page"/>
      <style:text-properties fo:font-size="12pt"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writing-mode="page"/>
      <style:text-properties fo:font-size="22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fo:font-size="12pt" fo:font-weight="normal" style:font-size-asian="101%" style:font-weight-asian="bold" style:font-size-complex="101%" style:font-weight-complex="bold"/>
    </style:style>
    <style:style style:name="Code" style:family="paragraph" style:parent-style-name="Text_20_body"/>
    <style:style style:name="Preformatted_20_Text" style:display-name="Preformatted Text" style:family="paragraph" style:parent-style-name="Standard" style:class="html">
      <style:paragraph-properties fo:margin-top="0in" fo:margin-bottom="0in" loext:contextual-spacing="tru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08:15:46.468000000</meta:creation-date>
    <dc:date>2018-11-17T16:41:54.887000000</dc:date>
    <meta:editing-duration>PT22M37S</meta:editing-duration>
    <meta:editing-cycles>8</meta:editing-cycles>
    <meta:generator>LibreOffice/5.3.3.2$Windows_x86 LibreOffice_project/3d9a8b4b4e538a85e0782bd6c2d430bafe583448</meta:generator>
    <meta:document-statistic meta:table-count="0" meta:image-count="0" meta:object-count="0" meta:page-count="5" meta:paragraph-count="54" meta:word-count="1935" meta:character-count="12360" meta:non-whitespace-character-count="10134"/>
  </office:meta>
</office:document-meta>
</file>